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1.27cm" fo:margin-right="0cm" fo:text-indent="0cm" style:auto-text-indent="false"/>
      <style:text-properties style:font-name="Liberation Sans" fo:font-weight="bold" officeooo:paragraph-rsid="000c71f6" style:font-weight-asian="bold" style:font-weight-complex="bold"/>
    </style:style>
    <style:style style:name="P2" style:family="paragraph" style:parent-style-name="Text_20_body">
      <style:paragraph-properties fo:margin-left="1.27cm" fo:margin-right="0cm" fo:text-indent="0cm" style:auto-text-indent="false"/>
      <style:text-properties style:font-name="Liberation Sans" fo:font-weight="normal" officeooo:rsid="000ee7cc" officeooo:paragraph-rsid="000ee7cc" style:font-weight-asian="normal" style:font-weight-complex="normal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>
      <style:paragraph-properties fo:margin-left="2.54cm" fo:margin-right="0cm" fo:text-indent="0cm" style:auto-text-indent="false"/>
      <style:text-properties style:font-name="Liberation Sans" fo:font-weight="bold" officeooo:paragraph-rsid="000c71f6" style:font-weight-asian="bold" style:font-weight-complex="bold"/>
    </style:style>
    <style:style style:name="P5" style:family="paragraph" style:parent-style-name="Text_20_body">
      <style:paragraph-properties fo:margin-left="2.54cm" fo:margin-right="0cm" fo:text-indent="0cm" style:auto-text-indent="false"/>
      <style:text-properties style:font-name="Liberation Sans" fo:font-weight="bold" officeooo:rsid="000c71f6" officeooo:paragraph-rsid="000c71f6" style:font-weight-asian="bold" style:font-weight-complex="bold"/>
    </style:style>
    <style:style style:name="P6" style:family="paragraph" style:parent-style-name="Text_20_body">
      <style:paragraph-properties fo:margin-left="2.54cm" fo:margin-right="0cm" fo:text-indent="0cm" style:auto-text-indent="false"/>
      <style:text-properties style:font-name="Liberation Sans" fo:font-weight="normal" officeooo:rsid="000c71f6" officeooo:paragraph-rsid="000c71f6" style:font-weight-asian="normal" style:font-weight-complex="normal"/>
    </style:style>
    <style:style style:name="P7" style:family="paragraph" style:parent-style-name="Text_20_body">
      <style:paragraph-properties fo:margin-left="2.54cm" fo:margin-right="0cm" fo:text-indent="0cm" style:auto-text-indent="false"/>
      <style:text-properties style:font-name="Liberation Sans" fo:font-weight="normal" officeooo:rsid="000d6f82" officeooo:paragraph-rsid="000d6f82" style:font-weight-asian="normal" style:font-weight-complex="normal"/>
    </style:style>
    <style:style style:name="P8" style:family="paragraph" style:parent-style-name="Text_20_body" style:list-style-name="L1">
      <style:text-properties style:font-name="Liberation Sans" fo:font-weight="normal" officeooo:rsid="000c71f6" officeooo:paragraph-rsid="000c71f6" style:font-weight-asian="normal" style:font-weight-complex="normal"/>
    </style:style>
    <style:style style:name="P9" style:family="paragraph" style:parent-style-name="Text_20_body" style:list-style-name="L4">
      <style:text-properties style:font-name="Liberation Sans" fo:font-weight="normal" officeooo:rsid="000ee7cc" officeooo:paragraph-rsid="000ee7cc" style:font-weight-asian="normal" style:font-weight-complex="normal"/>
    </style:style>
    <style:style style:name="P10" style:family="paragraph" style:parent-style-name="Text_20_body" style:list-style-name="L6">
      <style:text-properties style:font-name="Liberation Sans" fo:font-weight="normal" officeooo:rsid="000ee7cc" officeooo:paragraph-rsid="000ee7cc" style:font-weight-asian="normal" style:font-weight-complex="normal"/>
    </style:style>
    <style:style style:name="P11" style:family="paragraph" style:parent-style-name="Text_20_body" style:list-style-name="L1">
      <style:text-properties style:font-name="Liberation Sans" fo:font-weight="bold" officeooo:paragraph-rsid="000c71f6" style:font-weight-asian="bold" style:font-weight-complex="bold"/>
    </style:style>
    <style:style style:name="P12" style:family="paragraph" style:parent-style-name="Text_20_body" style:list-style-name="L2">
      <style:text-properties style:font-name="Liberation Sans" fo:font-weight="bold" officeooo:paragraph-rsid="000c71f6" style:font-weight-asian="bold" style:font-weight-complex="bold"/>
    </style:style>
    <style:style style:name="P13" style:family="paragraph" style:parent-style-name="Text_20_body" style:list-style-name="L3">
      <style:text-properties style:font-name="Liberation Sans" fo:font-weight="bold" officeooo:paragraph-rsid="000c71f6" style:font-weight-asian="bold" style:font-weight-complex="bold"/>
    </style:style>
    <style:style style:name="P14" style:family="paragraph" style:parent-style-name="Text_20_body" style:list-style-name="L4">
      <style:text-properties style:font-name="Liberation Sans" fo:font-weight="bold" officeooo:paragraph-rsid="000c71f6" style:font-weight-asian="bold" style:font-weight-complex="bold"/>
    </style:style>
    <style:style style:name="P15" style:family="paragraph" style:parent-style-name="Text_20_body" style:list-style-name="L5">
      <style:text-properties style:font-name="Liberation Sans" fo:font-weight="bold" officeooo:paragraph-rsid="000c71f6" style:font-weight-asian="bold" style:font-weight-complex="bold"/>
    </style:style>
    <style:style style:name="P16" style:family="paragraph" style:parent-style-name="Text_20_body" style:list-style-name="L6">
      <style:text-properties style:font-name="Liberation Sans" fo:font-weight="bold" officeooo:paragraph-rsid="000c71f6" style:font-weight-asian="bold" style:font-weight-complex="bold"/>
    </style:style>
    <style:style style:name="P17" style:family="paragraph" style:parent-style-name="Text_20_body" style:list-style-name="L7">
      <style:text-properties style:font-name="Liberation Sans" fo:font-weight="bold" officeooo:paragraph-rsid="000c71f6" style:font-weight-asian="bold" style:font-weight-complex="bold"/>
    </style:style>
    <style:style style:name="P18" style:family="paragraph" style:parent-style-name="Text_20_body" style:list-style-name="L9">
      <style:text-properties style:font-name="Liberation Sans" fo:font-weight="bold" officeooo:rsid="001301e4" officeooo:paragraph-rsid="001301e4" style:font-weight-asian="bold" style:font-weight-complex="bold"/>
    </style:style>
    <style:style style:name="P19" style:family="paragraph" style:parent-style-name="Text_20_body" style:list-style-name="L9">
      <style:text-properties officeooo:paragraph-rsid="001301e4"/>
    </style:style>
    <style:style style:name="P20" style:family="paragraph" style:parent-style-name="Text_20_body" style:list-style-name="L10">
      <style:text-properties officeooo:paragraph-rsid="001301e4"/>
    </style:style>
    <style:style style:name="P21" style:family="paragraph" style:parent-style-name="Text_20_body" style:list-style-name="L10">
      <style:text-properties officeooo:rsid="001301e4" officeooo:paragraph-rsid="001301e4"/>
    </style:style>
    <style:style style:name="P22" style:family="paragraph" style:parent-style-name="Text_20_body" style:list-style-name="L10">
      <style:text-properties officeooo:rsid="0014fa60" officeooo:paragraph-rsid="0014fa60"/>
    </style:style>
    <style:style style:name="P23" style:family="paragraph" style:parent-style-name="Text_20_body" style:list-style-name="L1" style:master-page-name="Standard">
      <style:paragraph-properties style:page-number="auto"/>
      <style:text-properties style:font-name="Liberation Sans" fo:font-weight="bold" officeooo:paragraph-rsid="000c71f6" style:font-weight-asian="bold" style:font-weight-complex="bold"/>
    </style:style>
    <style:style style:name="P24" style:family="paragraph" style:parent-style-name="Text_20_body">
      <style:paragraph-properties fo:margin-left="2.54cm" fo:margin-right="0cm" fo:text-indent="0cm" style:auto-text-indent="false"/>
      <style:text-properties style:font-name="Liberation Sans" fo:font-weight="normal" officeooo:rsid="0011905e" officeooo:paragraph-rsid="0011905e" style:font-weight-asian="normal" style:font-weight-complex="normal"/>
    </style:style>
    <style:style style:name="P25" style:family="paragraph" style:parent-style-name="Text_20_body">
      <style:paragraph-properties fo:margin-left="1.27cm" fo:margin-right="0cm" fo:text-indent="0cm" style:auto-text-indent="false"/>
      <style:text-properties style:font-name="Liberation Sans" fo:font-weight="bold" officeooo:paragraph-rsid="000c71f6" style:font-weight-asian="bold" style:font-weight-complex="bold"/>
    </style:style>
    <style:style style:name="T1" style:family="text">
      <style:text-properties officeooo:rsid="007c2e7f"/>
    </style:style>
    <style:style style:name="T2" style:family="text">
      <style:text-properties officeooo:rsid="000c71f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d6f82"/>
    </style:style>
    <style:style style:name="T5" style:family="text">
      <style:text-properties officeooo:rsid="000dd8e9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1301e4" style:font-weight-asian="normal" style:font-weight-complex="normal"/>
    </style:style>
    <style:style style:name="T8" style:family="text">
      <style:text-properties officeooo:rsid="0014fa60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93862280" text:style-name="L1">
        <text:list-item>
          <text:p text:style-name="P23">Público dirigido </text:p>
          <text:p text:style-name="P8">Todos los públicos.</text:p>
        </text:list-item>
        <text:list-item>
          <text:p text:style-name="P11">Plataforma </text:p>
          <text:p text:style-name="P8">PC, Mac, Linux</text:p>
        </text:list-item>
      </text:list>
      <text:list xml:id="list3294425305" text:style-name="L2">
        <text:list-item>
          <text:p text:style-name="P12"><text:s/>Mecánicas de juego </text:p>
        </text:list-item>
      </text:list>
      <text:p text:style-name="P1">1. Resumen de la jugabilidad</text:p>
      <text:p text:style-name="P3"><text:tab/><text:span text:style-name="T2">Recolección de items de plástico hasta limpiar toda el area.</text:span></text:p>
      <text:p text:style-name="P1">2. Elementos</text:p>
      <text:p text:style-name="ANA"><text:tab/><text:span text:style-name="T2">Items de basura a recolectar y el entorno </text:span></text:p>
      <text:p text:style-name="P1"><text:span text:style-name="T1">3. </text:span>Flujo de juego</text:p>
      <text:p text:style-name="P4">3.1. Introducción al juego</text:p>
      <text:p text:style-name="P5"><text:span text:style-name="T3">Instrucciones iniciales</text:span>.</text:p>
      <text:p text:style-name="P6">Escena final con la construcción realizada.</text:p>
      <text:p text:style-name="P4">3.2. Jugando</text:p>
      <text:p text:style-name="P6">El personaje recorre la escena <text:span text:style-name="T4">en busca de la basura de plástico.</text:span></text:p>
      <text:p text:style-name="P4">3.3. Fin de partida</text:p>
      <text:p text:style-name="P7">Acaba cuando recoge todos los items para <text:span text:style-name="T5">la construcción.</text:span></text:p>
      <text:list xml:id="list22328025" text:style-name="L3">
        <text:list-item>
          <text:p text:style-name="P13">Control de jugador </text:p>
        </text:list-item>
      </text:list>
      <text:p text:style-name="P2">Control con las teclas de dirección del teclado: <text:span text:style-name="T8">movimiento horizontal andando con el salto permitido.</text:span></text:p>
      <text:list xml:id="list3620895935" text:style-name="L4">
        <text:list-item>
          <text:p text:style-name="P14">Puntuaciones </text:p>
          <text:p text:style-name="P9">Suma puntos al recoger los items. Cada plastico vale 20 puntos.</text:p>
        </text:list-item>
      </text:list>
      <text:list xml:id="list3808380253" text:style-name="L5">
        <text:list-item>
          <text:p text:style-name="P15"><text:s/>Mecánicas del juego 3D </text:p>
        </text:list-item>
      </text:list>
      <text:p text:style-name="P2">Recolección de los items y construcción de la primera vivienda transformación.</text:p>
      <text:list xml:id="list2144049248" text:style-name="L6">
        <text:list-item>
          <text:p text:style-name="P16">Control de la cámara </text:p>
          <text:p text:style-name="P10">Sigue al personaje.</text:p>
        </text:list-item>
      </text:list>
      <text:list xml:id="list593285821" text:style-name="L7">
        <text:list-item>
          <text:p text:style-name="P17"><text:s/>Interfaz </text:p>
        </text:list-item>
      </text:list>
      <text:p text:style-name="P1">1. Diagrama de flujo de pantallas</text:p>
      <text:p text:style-name="P1">2. Título</text:p>
      <text:p text:style-name="P1">3. Menú principal</text:p>
      <text:p text:style-name="P24">Play</text:p>
      <text:p text:style-name="P24">Exit</text:p>
      <text:p text:style-name="P24"><text:soft-page-break/>Créditos</text:p>
      <text:p text:style-name="P1">4. Partida 2D</text:p>
      <text:p text:style-name="P1">5. Partida 3D</text:p>
      <text:p text:style-name="P1">6. Fin de partida</text:p>
      <text:p text:style-name="P1">7. Puntuaciones</text:p>
      <text:p text:style-name="P1">8. Opciones</text:p>
      <text:p text:style-name="P1">9. Controles</text:p>
      <text:p text:style-name="P24">Tecla Esc: accede menu principal</text:p>
      <text:p text:style-name="P1">10. Créditos</text:p>
      <text:p text:style-name="P1"/>
      <text:list xml:id="list164244945" text:style-name="L9">
        <text:list-item>
          <text:p text:style-name="P18">Scripts</text:p>
          <text:list>
            <text:list-item>
              <text:p text:style-name="P19"><text:span text:style-name="T7">InputPersonaje.cs</text:span></text:p>
            </text:list-item>
          </text:list>
        </text:list-item>
      </text:list>
      <text:list xml:id="list3640396902" text:style-name="L10">
        <text:list-item>
          <text:p text:style-name="P20"><text:span text:style-name="T7">GameManager.cs</text:span></text:p>
        </text:list-item>
        <text:list-item>
          <text:p text:style-name="P21"><text:span text:style-name="T6">ItemBasura.cs</text:span></text:p>
        </text:list-item>
        <text:list-item>
          <text:p text:style-name="P21"><text:span text:style-name="T6">ZonaFin.cs</text:span></text:p>
        </text:list-item>
        <text:list-item>
          <text:p text:style-name="P21"><text:span text:style-name="T6">MovimientoPersonaje.cs</text:span></text:p>
        </text:list-item>
        <text:list-item>
          <text:p text:style-name="P21"><text:span text:style-name="T6">AnimacionPersonaje.cs</text:span></text:p>
        </text:list-item>
        <text:list-item>
          <text:p text:style-name="P21"><text:span text:style-name="T6">UIManager.cs</text:span></text:p>
        </text:list-item>
        <text:list-item>
          <text:p text:style-name="P22"><text:span text:style-name="T6">AudioManager.cs</text:span></text:p>
        </text:list-item>
        <text:list-item>
          <text:p text:style-name="P22"><text:span text:style-name="T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weight="bold" style:font-weight-asian="bold"/>
    </style:style>
    <style:style style:name="ANA" style:family="paragraph" style:parent-style-name="Text_20_body">
      <style:text-properties style:font-name="Liberation Sans" fo:font-family="'Liberation Sans'" style:font-family-generic="swiss" style:font-pitch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</meta:initial-creator>
    <meta:creation-date>2019-11-15T23:11:09.010000000</meta:creation-date>
    <dc:date>2019-11-16T11:50:33.550000000</dc:date>
    <meta:editing-duration>PT11H44M6S</meta:editing-duration>
    <meta:editing-cycles>7</meta:editing-cycles>
    <meta:generator>LibreOffice/6.0.3.2$Windows_X86_64 LibreOffice_project/8f48d515416608e3a835360314dac7e47fd0b821</meta:generator>
    <meta:document-statistic meta:table-count="0" meta:image-count="0" meta:object-count="0" meta:page-count="2" meta:paragraph-count="50" meta:word-count="201" meta:character-count="1190" meta:non-whitespace-character-count="1046"/>
  </office:meta>
</office:document-meta>
</file>